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2643" officeooo:paragraph-rsid="00022643"/>
    </style:style>
    <style:style style:name="P2" style:family="paragraph" style:parent-style-name="Standard">
      <style:text-properties officeooo:paragraph-rsid="000326bd"/>
    </style:style>
    <style:style style:name="P3" style:family="paragraph" style:parent-style-name="Standard">
      <style:text-properties officeooo:rsid="00045ea5" officeooo:paragraph-rsid="00045ea5"/>
    </style:style>
    <style:style style:name="P4" style:family="paragraph" style:parent-style-name="Standard">
      <style:text-properties officeooo:rsid="00045ea5" officeooo:paragraph-rsid="000eb436"/>
    </style:style>
    <style:style style:name="P5" style:family="paragraph" style:parent-style-name="Standard">
      <style:text-properties officeooo:rsid="0004d7b6" officeooo:paragraph-rsid="0004d7b6"/>
    </style:style>
    <style:style style:name="P6" style:family="paragraph" style:parent-style-name="Standard">
      <style:text-properties officeooo:rsid="00062ab8" officeooo:paragraph-rsid="00062ab8"/>
    </style:style>
    <style:style style:name="P7" style:family="paragraph" style:parent-style-name="Standard">
      <style:text-properties officeooo:paragraph-rsid="00062ab8"/>
    </style:style>
    <style:style style:name="P8" style:family="paragraph" style:parent-style-name="Standard">
      <style:text-properties officeooo:rsid="00078584" officeooo:paragraph-rsid="00078584"/>
    </style:style>
    <style:style style:name="P9" style:family="paragraph" style:parent-style-name="Standard">
      <style:text-properties officeooo:paragraph-rsid="00078584"/>
    </style:style>
    <style:style style:name="P10" style:family="paragraph" style:parent-style-name="Standard">
      <style:text-properties officeooo:rsid="00097cda" officeooo:paragraph-rsid="00097cda"/>
    </style:style>
    <style:style style:name="P11" style:family="paragraph" style:parent-style-name="Standard">
      <style:text-properties officeooo:rsid="000326bd" officeooo:paragraph-rsid="000326bd"/>
    </style:style>
    <style:style style:name="P12" style:family="paragraph" style:parent-style-name="Standard">
      <style:text-properties officeooo:rsid="000a69a6" officeooo:paragraph-rsid="000a69a6"/>
    </style:style>
    <style:style style:name="P13" style:family="paragraph" style:parent-style-name="Standard">
      <style:text-properties officeooo:rsid="000cd0ad" officeooo:paragraph-rsid="000cd0ad"/>
    </style:style>
    <style:style style:name="P14" style:family="paragraph" style:parent-style-name="Standard">
      <style:text-properties officeooo:rsid="00107a74" officeooo:paragraph-rsid="00107a74"/>
    </style:style>
    <style:style style:name="P15" style:family="paragraph" style:parent-style-name="Standard">
      <style:text-properties officeooo:paragraph-rsid="00107a74"/>
    </style:style>
    <style:style style:name="P16" style:family="paragraph" style:parent-style-name="Standard">
      <style:text-properties officeooo:rsid="001138e7" officeooo:paragraph-rsid="001138e7"/>
    </style:style>
    <style:style style:name="P17" style:family="paragraph" style:parent-style-name="Standard">
      <style:text-properties officeooo:paragraph-rsid="001138e7"/>
    </style:style>
    <style:style style:name="P18" style:family="paragraph" style:parent-style-name="Standard">
      <style:text-properties officeooo:rsid="00107a74" officeooo:paragraph-rsid="00107a74"/>
    </style:style>
    <style:style style:name="P19" style:family="paragraph" style:parent-style-name="Standard">
      <style:text-properties fo:font-weight="bold" officeooo:rsid="00107a74" officeooo:paragraph-rsid="00107a74" style:font-weight-asian="bold" style:font-weight-complex="bold"/>
    </style:style>
    <style:style style:name="T1" style:family="text">
      <style:text-properties officeooo:rsid="000326bd"/>
    </style:style>
    <style:style style:name="T2" style:family="text">
      <style:text-properties officeooo:rsid="00078584"/>
    </style:style>
    <style:style style:name="T3" style:family="text">
      <style:text-properties officeooo:rsid="000eb436"/>
    </style:style>
    <style:style style:name="T4" style:family="text">
      <style:text-properties officeooo:rsid="001138e7"/>
    </style:style>
    <style:style style:name="T5" style:family="text">
      <style:text-properties officeooo:rsid="001147de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fred B2B</text:p>
      <text:p text:style-name="P1"/>
      <text:p text:style-name="P1">Pré-création compte (user, mdp à changer, entreprise)</text:p>
      <text:p text:style-name="P1"/>
      <text:p text:style-name="P1">A garder :</text:p>
      <text:p text:style-name="P1">- avis</text:p>
      <text:p text:style-name="P1">- notifications</text:p>
      <text:p text:style-name="P1"/>
      <text:p text:style-name="P1"/>
      <text:p text:style-name="P5">Bandeau des catégories : affichage des pro ou particulier uniquement</text:p>
      <text:p text:style-name="P5"/>
      <text:p text:style-name="P5">Résa pour pros : affichage diplômes/certifications/expérience</text:p>
      <text:p text:style-name="P1"/>
      <text:p text:style-name="P1">Vérifier si entreprise cliente doit être déclarée en entreprise dans Mangopay ou comme Natural</text:p>
      <text:p text:style-name="P5">Affichage profil pour client entreprise : </text:p>
      <text:p text:style-name="P1"/>
      <text:p text:style-name="P11">Alfred : propose services aux pros et/ou au particuliers :</text:p>
      <text:p text:style-name="P2">- <text:span text:style-name="T1">création boutique : liste déroulante en, 2 parties : pro ou particulier</text:span></text:p>
      <text:p text:style-name="P2"/>
      <text:p text:style-name="P4">services <text:span text:style-name="T3">et serviceusers </text:span>: <text:span text:style-name="T3">taguer en pro et/ou particuliers</text:span></text:p>
      <text:p text:style-name="P4"><text:span text:style-name="T3">catégories : <text:s/>taguer en pro et/ou particuliers, </text:span>prévoir label et illustration <text:span text:style-name="T3">différents en pro/particulier</text:span></text:p>
      <text:p text:style-name="P3"/>
      <text:p text:style-name="P6">TVA :</text:p>
      <text:p text:style-name="P6">Création boutique : si pro, demander si assujetti à TVA et saisir n° TVA</text:p>
      <text:p text:style-name="P6"/>
      <text:p text:style-name="P6">Dans le cas de pro asujetti TVA, il saisira ses tarifs en HT</text:p>
      <text:p text:style-name="P7"/>
      <text:p text:style-name="P8">UI entreprise : réservé aux admins d’entreprises</text:p>
      <text:p text:style-name="P8"/>
      <text:p text:style-name="P8">Au login : </text:p>
      <text:p text:style-name="P8">- page d’accueil standard : connexion pour client de base et client salarié ou admin mais avec rôle salarié</text:p>
      <text:p text:style-name="P9">- <text:span text:style-name="T2">page d’accueil entreprise : connexion admin uniquement avec le rôle admin d’entreprise</text:span></text:p>
      <text:p text:style-name="P9"/>
      <text:p text:style-name="P10">Catégories/services/prestations en pro :</text:p>
      <text:p text:style-name="P10">Tagguer les services et prestations en pro (O/N) et particulier (O/N)</text:p>
      <text:p text:style-name="P10">Si le statut d’un service est modifié, c’est répercuté sur toutes les prestations associées</text:p>
      <text:p text:style-name="P10"/>
      <text:p text:style-name="P13">Réservation par un sous-admin :</text:p>
      <text:p text:style-name="P13"><text:s/>- la compagnie réserve l'Alfred, lien dans le booking vers le sous-admin</text:p>
      <text:p text:style-name="P12">Rôles:</text:p>
      <text:p text:style-name="P12">- admin : gère profil/paramètres de l'enterprise, ne peut pas réserver.</text:p>
      <text:p text:style-name="P12">- sous-admin : réserve pour l'entreprise, mais les réservations lui restent liées</text:p>
      <text:p text:style-name="P12"/>
      <text:p text:style-name="P12">Comptes (RIBs et CBs) :</text:p>
      <text:p text:style-name="P12">- créés et affectés par superadmin</text:p>
      <text:p text:style-name="P12"/>
      <text:p text:style-name="P19">Réunion 23/03/21</text:p>
      <text:p text:style-name="P15"/>
      <text:p text:style-name="P14">Un Alfreds, uniquement s’il est pro et propose au moins un service aux pros, peut se connecter au site B2B ou B2C</text:p>
      <text:p text:style-name="P14"><text:span text:style-name="T6">Boutique </text:span>: il voit ses services part &amp; pro en même temps (cf. Maquette)</text:p>
      <text:p text:style-name="P14"><text:soft-page-break/><text:span text:style-name="T6">Réservations </text:span>: il voit toutes ses réservations (part &amp; pro)</text:p>
      <text:p text:style-name="P14"><text:span text:style-name="T6">Messages </text:span>: il voit tous ses messages (part &amp; pro)</text:p>
      <text:p text:style-name="P14"><text:span text:style-name="T6">Basculement </text:span>:</text:p>
      <text:p text:style-name="P14">- site : basculement B2B/B2C</text:p>
      <text:p text:style-name="P15">- <text:span text:style-name="T4">appli : il doit passer de l’une à l’autre</text:span></text:p>
      <text:p text:style-name="P15"/>
      <text:p text:style-name="P16"><text:span text:style-name="T6">Inscription </text:span>: </text:p>
      <text:p text:style-name="P16">- en C2C : boutons ‘inscription » et ‘proposer mes services’</text:p>
      <text:p text:style-name="P17"><text:span text:style-name="T4">- en B2B : bouton ‘proposer mes services’ et Connexion. </text:span><text:span text:style-name="T5">Si l’inscription ne va pas au bout de l boutique, supprimer le comte utilisateur.</text:span></text:p>
      <text:p text:style-name="P17"/>
      <text:p text:style-name="P17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15:20:02.544589294</meta:creation-date>
    <dc:date>2021-03-23T16:56:42.658928404</dc:date>
    <meta:editing-duration>PT2H28M34S</meta:editing-duration>
    <meta:editing-cycles>9</meta:editing-cycles>
    <meta:generator>LibreOffice/7.0.3.1$Linux_X86_64 LibreOffice_project/00$Build-1</meta:generator>
    <meta:document-statistic meta:table-count="0" meta:image-count="0" meta:object-count="0" meta:page-count="2" meta:paragraph-count="41" meta:word-count="362" meta:character-count="2169" meta:non-whitespace-character-count="1843"/>
  </office:meta>
</office:document-meta>
</file>